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b2b2b2" draw:marker-start-width="0.25cm" draw:marker-end-width="0.25cm" draw:fill="none" draw:textarea-horizontal-align="justify" draw:textarea-vertical-align="middle" draw:auto-grow-height="false" fo:min-height="5.02cm" fo:min-width="8.37cm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3cm" svg:stroke-color="#000000" draw:marker-start-width="0.25cm" draw:marker-end-width="0.25cm" draw:fill="solid" draw:fill-color="#ffffff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cm"/>
    </style:style>
    <style:style style:name="gr7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52cm" fo:min-width="1.6cm" fo:padding-top="0.14cm" fo:padding-bottom="0.14cm" fo:padding-left="0.265cm" fo:padding-right="0.265cm"/>
    </style:style>
    <style:style style:name="gr8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objectwithoutfill">
      <style:graphic-properties svg:stroke-width="0.03cm" svg:stroke-color="#000000" draw:marker-start-width="0.25cm" draw:marker-end="Linienspitzen_20_1" draw:marker-end-width="0.2cm" draw:fill="none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svg:stroke-width="0.03cm" svg:stroke-color="#000000" draw:marker-start-width="0.25cm" draw:marker-end-width="0.25cm" draw:fill-color="#00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9cm" svg:height="5.3cm" svg:x="2cm" svg:y="0.8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402cm" svg:y1="2.001cm" svg:x2="5.182cm" svg:y2="2.001cm">
          <text:p/>
        </draw:line>
        <draw:line draw:style-name="gr2" draw:text-style-name="P1" draw:layer="layout" svg:x1="1.403cm" svg:y1="5.501cm" svg:x2="15.003cm" svg:y2="5.501cm">
          <text:p/>
        </draw:line>
        <draw:custom-shape draw:style-name="gr3" draw:text-style-name="P2" draw:layer="layout" svg:width="0.2cm" svg:height="0.2cm" svg:x="1.217cm" svg:y="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1.218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15.019cm" svg:y="5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" draw:text-style-name="P1" draw:layer="layout" svg:x1="5.3cm" svg:y1="2.4cm" svg:x2="5.55cm" svg:y2="1.65cm">
              <text:p/>
            </draw:line>
            <draw:line draw:style-name="gr2" draw:text-style-name="P1" draw:layer="layout" svg:x1="5.81cm" svg:y1="2.4cm" svg:x2="5.56cm" svg:y2="1.65cm">
              <text:p/>
            </draw:line>
            <draw:line draw:style-name="gr2" draw:text-style-name="P1" draw:layer="layout" svg:x1="5.31cm" svg:y1="2.4cm" svg:x2="5.18cm" svg:y2="2.01cm">
              <text:p/>
            </draw:line>
          </draw:g>
          <draw:g>
            <draw:line draw:style-name="gr2" draw:text-style-name="P1" draw:layer="layout" svg:x1="5.8cm" svg:y1="2.4cm" svg:x2="6.05cm" svg:y2="1.65cm">
              <text:p/>
            </draw:line>
            <draw:line draw:style-name="gr2" draw:text-style-name="P1" draw:layer="layout" svg:x1="6.31cm" svg:y1="2.4cm" svg:x2="6.06cm" svg:y2="1.65cm">
              <text:p/>
            </draw:line>
          </draw:g>
          <draw:g>
            <draw:line draw:style-name="gr2" draw:text-style-name="P1" draw:layer="layout" svg:x1="6.3cm" svg:y1="2.4cm" svg:x2="6.55cm" svg:y2="1.65cm">
              <text:p/>
            </draw:line>
            <draw:line draw:style-name="gr2" draw:text-style-name="P1" draw:layer="layout" svg:x1="6.81cm" svg:y1="2.4cm" svg:x2="6.56cm" svg:y2="1.65cm">
              <text:p/>
            </draw:line>
          </draw:g>
          <draw:g>
            <draw:line draw:style-name="gr2" draw:text-style-name="P1" draw:layer="layout" svg:x1="6.8cm" svg:y1="2.4cm" svg:x2="7.05cm" svg:y2="1.65cm">
              <text:p/>
            </draw:line>
            <draw:line draw:style-name="gr2" draw:text-style-name="P1" draw:layer="layout" svg:x1="7.31cm" svg:y1="2.4cm" svg:x2="7.06cm" svg:y2="1.65cm">
              <text:p/>
            </draw:line>
            <draw:line draw:style-name="gr2" draw:text-style-name="P1" draw:layer="layout" svg:x1="7.3cm" svg:y1="2.4cm" svg:x2="7.43cm" svg:y2="2.01cm">
              <text:p/>
            </draw:line>
          </draw:g>
        </draw:g>
        <draw:line draw:style-name="gr5" draw:text-style-name="P3" draw:layer="layout" svg:x1="7.421cm" svg:y1="2.001cm" svg:x2="15.021cm" svg:y2="2.001cm">
          <text:p/>
        </draw:line>
        <draw:line draw:style-name="gr2" draw:text-style-name="P1" draw:layer="layout" svg:x1="11.908cm" svg:y1="2cm" svg:x2="11.908cm" svg:y2="5.5cm">
          <text:p/>
        </draw:line>
        <draw:line draw:style-name="gr2" draw:text-style-name="P1" draw:layer="layout" svg:x1="8.903cm" svg:y1="2cm" svg:x2="8.903cm" svg:y2="3.5cm">
          <text:p/>
        </draw:line>
        <draw:custom-shape draw:style-name="gr6" draw:text-style-name="P4" draw:layer="layout" svg:width="1.5cm" svg:height="0.06cm" svg:x="8.15cm" svg:y="3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cm" svg:height="0.06cm" svg:x="8.15cm" svg:y="3.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903cm" svg:y1="3.8cm" svg:x2="8.903cm" svg:y2="5.5cm">
          <text:p/>
        </draw:line>
        <draw:custom-shape draw:style-name="gr7" draw:text-style-name="P2" draw:layer="layout" svg:width="2.13cm" svg:height="0.8cm" draw:transform="rotate (-1.5707963267949) translate (12.32cm 2.635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L$§svg§600§TRUE§</svg:desc>
          <draw:g>
            <draw:path draw:style-name="gr8" draw:text-style-name="P5" draw:layer="layout" svg:width="0.251cm" svg:height="0.285cm" svg:x="6.183cm" svg:y="1.162cm" svg:viewBox="0 0 252 286" svg:d="M140 32c3-14 5-19 44-19 12 0 16 0 16-8 0-5-5-5-6-5-15 0-49 1-63 1-13 0-43-1-56-1-2 0-7 0-7 8 0 5 4 5 11 5 1 0 9 0 17 1 7 0 10 2 10 6 0 3 0 4-1 9-19 75-37 150-56 225-5 15-5 19-38 19-7 0-11 0-11 8 0 5 4 5 11 5 64 0 129 0 193 0 11 0 11 0 13-7 12-30 23-61 34-91 1-4 1-3 1-5s-1-5-5-5c-3 0-4 2-7 9-14 38-32 86-105 86-13 0-26 0-39 0-6 0-6 0-10 0-4-1-5-1-5-5 0-1 0-1 3-10 18-75 37-150 56-226z">
              <text:p/>
            </draw:path>
          </draw:g>
        </draw:g>
        <draw:g>
          <svg:title>TexMaths</svg:title>
          <svg:desc>12§latex§$C/2$§svg§600§TRUE§</svg:desc>
          <draw:g>
            <draw:path draw:style-name="gr8" draw:text-style-name="P5" draw:layer="layout" svg:width="0.297cm" svg:height="0.304cm" svg:x="9.984cm" svg:y="3.539cm" svg:viewBox="0 0 298 305" svg:d="M298 4c0-2-1-4-5-4-1 0-1 0-6 5-10 11-20 21-29 32-4-6-23-37-70-37-93 0-188 92-188 190 0 70 49 115 114 115 36 0 68-17 91-36 38-34 45-73 45-74 0-5-3-5-4-5-3 0-5 1-5 5-5 12-15 42-43 66-29 24-55 31-77 31-38 0-83-22-83-87 0-24 9-92 51-142 26-29 66-50 103-50 43 0 67 32 67 82 0 16-1 16-1 20s4 5 7 5c4 0 4-2 7-9 9-36 17-72 26-107z">
              <text:p/>
            </draw:path>
            <draw:path draw:style-name="gr8" draw:text-style-name="P5" draw:layer="layout" svg:width="0.162cm" svg:height="0.419cm" svg:x="10.305cm" svg:y="3.52cm" svg:viewBox="0 0 163 420" svg:d="M162 17c1-6 1-7 1-9 0-4-4-8-8-8-3 0-5 1-8 4-48 133-96 266-145 399-2 6-2 8-2 9 0 4 4 8 8 8 5 0 8-4 10-11 48-131 96-261 144-392z">
              <text:p/>
            </draw:path>
            <draw:path draw:style-name="gr8" draw:text-style-name="P5" draw:layer="layout" svg:width="0.167cm" svg:height="0.278cm" svg:x="10.513cm" svg:y="3.556cm" svg:viewBox="0 0 168 279" svg:d="M32 247c15-15 30-29 45-44 66-57 91-80 91-122 0-47-39-81-90-81-47 0-78 38-78 75 0 24 20 24 22 24 7 0 22-4 22-22 0-11-8-22-22-22-4 0-5 0-6 0 9-27 32-42 57-42 38 0 56 34 56 68s-21 66-44 93c-27 29-53 59-80 89-5 5-5 6-5 16 52 0 104 0 156 0 4-24 8-49 12-73-4 0-8 0-11 0-2 13-5 31-10 37-2 4-30 4-39 4-25 0-51 0-76 0z">
              <text:p/>
            </draw:path>
          </draw:g>
        </draw:g>
        <draw:g>
          <svg:title>TexMaths</svg:title>
          <svg:desc>12§latex§$I_{E}$§svg§600§TRUE§</svg:desc>
          <draw:g>
            <draw:path draw:style-name="gr8" draw:text-style-name="P5" draw:layer="layout" svg:width="0.194cm" svg:height="0.285cm" svg:x="2.283cm" svg:y="1.463cm" svg:viewBox="0 0 195 286" svg:d="M143 32c4-14 6-19 38-19 11 0 14 0 14-8 0-5-5-5-7-5-12 0-43 1-55 1s-43-1-56-1c-3 0-9 0-9 8 0 5 4 5 12 5 18 0 29 0 29 9 0 1 0 2 0 5-19 76-38 151-57 226-4 16-5 20-39 20-9 0-13 0-13 8 0 5 5 5 6 5 13 0 43-1 55-1 13 0 44 1 56 1 4 0 9 0 9-7 0-6-3-6-12-6-7 0-10 0-18 0-10-2-11-3-11-8 0-3 1-7 1-9 19-75 38-149 57-224z">
              <text:p/>
            </draw:path>
            <draw:path draw:style-name="gr8" draw:text-style-name="P5" draw:layer="layout" svg:width="0.227cm" svg:height="0.199cm" svg:x="2.473cm" svg:y="1.612cm" svg:viewBox="0 0 228 200" svg:d="M213 132c1-4 1-4 1-5 0-3 0-5-4-5-1 0-2 0-3 1s-1 1-5 9c-19 43-34 57-82 57-17 0-33 0-49 0-10 0-10 0-10-2s0-3 1-8c7-26 13-51 19-77 12 0 23 0 34 0 23 0 26 3 26 13 0 3-1 8-2 13 0 2 0 2 0 4 2 1 0 3 5 3 3 0 3-1 5-6 5-21 11-43 16-64 2-4 1-3 2-4 0-4-3-5-5-5-5 0-5 1-6 9-7 22-16 26-41 26-10 0-21 0-31 0 6-23 12-46 18-69 2-10 2-11 15-11 16 0 32 0 48 0 39 0 48 8 48 34 0 8-1 16-1 18 0 3 1 5 5 5 5 0 5-2 6-8 1-17 3-34 5-50 1-10-2-10-9-10-54 0-108 0-161 0-6 0-10 0-10 7 0 4 4 4 10 4 4 0 5 0 10 1 6 0 7 1 7 4 0 2-1 4-1 7-12 51-25 102-38 153-4 11-4 13-26 13-6 0-10 0-10 6 0 5 4 5 10 5 55 0 111 0 166 0 7 0 7 0 10-6 9-21 18-42 27-62z">
              <text:p/>
            </draw:path>
          </draw:g>
        </draw:g>
        <draw:g>
          <svg:title>TexMaths</svg:title>
          <svg:desc>12§latex§$U_{E}$§svg§600§TRUE§</svg:desc>
          <draw:g>
            <draw:path draw:style-name="gr8" draw:text-style-name="P5" draw:layer="layout" svg:width="0.29cm" svg:height="0.294cm" svg:x="0.586cm" svg:y="3.565cm" svg:viewBox="0 0 291 295" svg:d="M238 44c4-17 12-30 46-31 1 0 7 0 7-8-2-2 0-5-6-5-13 0-29 1-43 1-15 0-30-1-43-1-3 0-7 0-7 8 0 5 3 5 7 5 24 0 28 10 28 18 0 1-1 8-1 10-13 49-25 99-38 149-14 56-62 92-104 92-29 0-52-18-52-54 0-1 0-14 5-33 14-54 27-109 41-163 3-14 5-19 35-19 10 0 14 0 14-8 0-5-5-5-6-5-11 0-42 1-53 1-13 0-43-1-55-1-3 0-7 0-7 8 0 5 4 5 11 5 1 0 9 0 17 1 7 0 10 2 10 6 0 3-4 21-7 30-3 13-5 25-8 37-5 17-24 96-27 103-2 12-2 19-2 25 0 50 38 80 81 80 54 0 106-48 120-103 12-49 25-98 37-148z">
              <text:p/>
            </draw:path>
            <draw:path draw:style-name="gr8" draw:text-style-name="P5" draw:layer="layout" svg:width="0.225cm" svg:height="0.199cm" svg:x="0.865cm" svg:y="3.714cm" svg:viewBox="0 0 226 200" svg:d="M212 132c2-4 1-4 2-5 0-3-1-5-6-5-1 0-1 0-2 1s-1 1-5 9c-19 43-35 57-82 57-17 0-33 0-50 0-9 0-9 0-9-2s0-3 1-8c6-26 13-51 19-77 11 0 23 0 34 0 22 0 26 3 26 13 0 3-1 8-2 13 0 2 0 2 0 4 1 1 0 3 4 3s5-1 6-6c6-21 11-43 16-64 1-4 1-3 1-4 0-4-2-5-5-5-4 0-4 1-6 9-6 22-15 26-40 26-10 0-20 0-30 0 5-23 11-46 17-69 2-10 2-11 15-11 16 0 32 0 48 0 38 0 48 8 48 34 0 8-1 16-1 18 0 3 1 5 4 5 5 0 5-2 6-8 2-17 4-34 5-50 1-10-1-10-8-10-54 0-108 0-162 0-6 0-9 0-9 7 0 4 3 4 9 4 5 0 6 0 12 1 5 0 6 1 6 4 0 2-1 4-1 7-13 51-26 102-38 153-4 11-4 13-27 13-4 0-8 0-8 6 0 5 4 5 8 5 56 0 111 0 167 0 7 0 7 0 9-6 10-21 19-42 28-62z">
              <text:p/>
            </draw:path>
          </draw:g>
        </draw:g>
        <draw:line draw:style-name="gr9" draw:text-style-name="P1" draw:layer="layout" svg:x1="1.32cm" svg:y1="2.322cm" svg:x2="1.32cm" svg:y2="5.171cm">
          <text:p/>
        </draw:line>
        <draw:g>
          <svg:title>TexMaths</svg:title>
          <svg:desc>12§latex§$U_{A}$§svg§600§TRUE§</svg:desc>
          <draw:g>
            <draw:path draw:style-name="gr8" draw:text-style-name="P5" draw:layer="layout" svg:width="0.29cm" svg:height="0.294cm" svg:x="15.287cm" svg:y="3.566cm" svg:viewBox="0 0 291 295" svg:d="M238 44c5-17 12-30 46-31 2 0 7 0 7-8-2-2 0-5-6-5-13 0-28 1-42 1s-30-1-44-1c-3 0-7 0-7 8 0 5 3 5 7 5 24 0 29 10 29 18 0 1-2 8-2 10-12 49-25 99-38 149-14 56-62 92-104 92-29 0-52-18-52-54 0-1 0-14 5-33 14-54 27-109 41-163 3-14 5-19 35-19 12 0 14 0 14-8 0-5-4-5-6-5-11 0-42 1-53 1-13 0-43-1-55-1-3 0-7 0-7 8 0 5 4 5 11 5 1 0 9 0 17 1 7 0 10 2 10 6 0 3-4 21-7 30-3 13-5 25-8 37-5 17-24 96-27 103-2 12-2 19-2 25 0 50 38 80 83 80 52 0 104-48 118-103 13-49 25-98 37-148z">
              <text:p/>
            </draw:path>
            <draw:path draw:style-name="gr8" draw:text-style-name="P5" draw:layer="layout" svg:width="0.221cm" svg:height="0.208cm" svg:x="15.562cm" svg:y="3.706cm" svg:viewBox="0 0 222 209" svg:d="M43 173c-9 17-19 24-37 25-2 0-6 0-6 6 0 4 2 5 4 5 8 0 18-1 25-1 9 0 21 1 31 1 1 0 6 0 6-7 0-4-5-4-6-4-3 0-12-1-12-8 0-3 2-8 4-12 7-12 15-24 23-36 28 0 56 0 84 0 3 17 5 33 8 49-2 3-3 7-21 7-3 0-7 0-7 6 0 2 1 5 5 5 8 0 28-1 37-1 6 0 12 0 18 0 5 0 11 1 17 1 3 0 6-2 6-6 0-5-4-5-9-5-17 0-18-2-19-9-8-60-17-120-25-181-1-6-1-8-7-8s-7 2-10 7c-36 56-73 111-109 166zM83 132c20-32 40-64 61-96 5 32 9 64 14 96-25 0-50 0-75 0z">
              <text:p/>
            </draw:path>
          </draw:g>
        </draw:g>
        <draw:line draw:style-name="gr2" draw:text-style-name="P1" draw:layer="layout" svg:x1="3.703cm" svg:y1="2cm" svg:x2="3.703cm" svg:y2="3.5cm">
          <text:p/>
        </draw:line>
        <draw:custom-shape draw:style-name="gr6" draw:text-style-name="P4" draw:layer="layout" svg:width="1.5cm" svg:height="0.06cm" svg:x="2.95cm" svg:y="3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cm" svg:height="0.06cm" svg:x="2.95cm" svg:y="3.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703cm" svg:y1="3.8cm" svg:x2="3.703cm" svg:y2="5.5cm">
          <text:p/>
        </draw:line>
        <draw:g>
          <svg:title>TexMaths</svg:title>
          <svg:desc>12§latex§$C/2$§svg§600§TRUE§</svg:desc>
          <draw:g>
            <draw:path draw:style-name="gr8" draw:text-style-name="P5" draw:layer="layout" svg:width="0.297cm" svg:height="0.304cm" svg:x="4.684cm" svg:y="3.539cm" svg:viewBox="0 0 298 305" svg:d="M298 4c0-2-1-4-5-4-1 0-1 0-6 5-10 11-20 21-29 32-4-6-23-37-70-37-93 0-188 92-188 190 0 70 49 115 114 115 36 0 68-17 91-36 38-34 45-73 45-74 0-5-3-5-4-5-3 0-5 1-5 5-5 12-15 42-43 66-29 24-55 31-77 31-38 0-83-22-83-87 0-24 9-92 51-142 26-29 66-50 103-50 43 0 67 32 67 82 0 16-1 16-1 20s4 5 7 5c4 0 4-2 7-9 9-36 17-72 26-107z">
              <text:p/>
            </draw:path>
            <draw:path draw:style-name="gr8" draw:text-style-name="P5" draw:layer="layout" svg:width="0.162cm" svg:height="0.419cm" svg:x="5.005cm" svg:y="3.52cm" svg:viewBox="0 0 163 420" svg:d="M162 17c1-6 1-7 1-9 0-4-4-8-8-8-3 0-5 1-8 4-48 133-96 266-145 399-2 6-2 8-2 9 0 4 4 8 8 8 5 0 8-4 10-11 48-131 96-261 144-392z">
              <text:p/>
            </draw:path>
            <draw:path draw:style-name="gr8" draw:text-style-name="P5" draw:layer="layout" svg:width="0.167cm" svg:height="0.278cm" svg:x="5.213cm" svg:y="3.556cm" svg:viewBox="0 0 168 279" svg:d="M32 247c15-15 30-29 45-44 66-57 91-80 91-122 0-47-39-81-90-81-47 0-78 38-78 75 0 24 20 24 22 24 7 0 22-4 22-22 0-11-8-22-22-22-4 0-5 0-6 0 9-27 32-42 57-42 38 0 56 34 56 68s-21 66-44 93c-27 29-53 59-80 89-5 5-5 6-5 16 52 0 104 0 156 0 4-24 8-49 12-73-4 0-8 0-11 0-2 13-5 31-10 37-2 4-30 4-39 4-25 0-51 0-76 0z">
              <text:p/>
            </draw:path>
          </draw:g>
        </draw:g>
        <draw:g>
          <svg:title>TexMaths</svg:title>
          <svg:desc>12§latex§$I_{A}$§svg§600§TRUE§</svg:desc>
          <draw:g>
            <draw:path draw:style-name="gr8" draw:text-style-name="P5" draw:layer="layout" svg:width="0.193cm" svg:height="0.285cm" svg:x="10.183cm" svg:y="1.465cm" svg:viewBox="0 0 194 286" svg:d="M142 32c4-15 5-19 39-19 9 0 13 0 13-8 0-5-5-5-6-5-12 0-43 1-55 1-13 0-43-1-56-1-3 0-9 0-9 8 0 5 4 5 12 5 18 0 29 0 29 9 0 1 0 2-1 5-19 76-38 151-57 226-3 16-4 21-38 21-9 0-13 0-13 8 0 4 5 4 6 4 12 0 43-2 55-2 13 0 44 2 56 2 4 0 9 0 9-8 0-4-4-4-12-4-9 0-10 0-18-1-10-2-11-3-11-8 0-3 0-7 1-9 19-75 38-149 56-224z">
              <text:p/>
            </draw:path>
            <draw:path draw:style-name="gr8" draw:text-style-name="P5" draw:layer="layout" svg:width="0.22cm" svg:height="0.208cm" svg:x="10.37cm" svg:y="1.605cm" svg:viewBox="0 0 221 209" svg:d="M44 175c-10 15-20 22-37 23-3 0-7 0-7 6 0 4 2 5 5 5 7 0 17-1 25-1 9 0 21 1 30 1 1 0 6 0 6-6 0-5-4-5-5-5-2 0-13-1-13-8 0-4 2-8 5-12 7-12 15-24 22-36 28 0 56 0 84 0 3 17 5 33 7 49-1 3-2 7-20 7-4 0-7 0-7 8 0 1 1 3 5 3 8 0 28-1 38-1 5 0 12 0 17 0 6 1 12 1 16 1s6-2 6-6c0-5-3-5-8-5-17 0-18-2-18-9-9-60-18-120-26-181-1-6-2-8-7-8-6 0-8 2-10 7-36 56-72 112-108 168zM83 131c20-31 41-63 62-95 4 32 9 64 13 95-25 0-50 0-75 0z">
              <text:p/>
            </draw:path>
          </draw:g>
        </draw:g>
        <draw:line draw:style-name="gr9" draw:text-style-name="P1" draw:layer="layout" svg:x1="15.12cm" svg:y1="2.315cm" svg:x2="15.12cm" svg:y2="5.164cm">
          <text:p/>
        </draw:line>
        <draw:g>
          <svg:title>TexMaths</svg:title>
          <svg:desc>12§latex§$$Z_{\mathrm{A}}=\frac{U_{A}}{I_{A}}$$§svg§600§TRUE§</svg:desc>
          <draw:g>
            <draw:path draw:style-name="gr8" draw:text-style-name="P5" draw:layer="layout" svg:width="0.28cm" svg:height="0.285cm" svg:x="12.588cm" svg:y="3.554cm" svg:viewBox="0 0 281 286" svg:d="M279 10c0-2 2-4 2-6 0-4-3-4-11-4-59 0-118 0-178 0-9 0-10 0-13 8-7 26-15 51-23 76-1 2-1 5-1 6 2 1 0 5 5 5 4 0 5-4 5-5 17-49 38-78 104-78 23 0 46 0 68 0-78 88-156 176-235 264 0 2-2 6-2 7 0 3 4 3 11 3 61 0 122 0 183 0 10 0 11 0 14-8 10-31 19-61 29-92 0-3 2-5 2-6 0-3-1-5-5-5s-5 1-7 10c-19 57-40 87-111 87-24 0-48 0-72 0 79-87 157-175 235-262z">
              <text:p/>
            </draw:path>
            <draw:path draw:style-name="gr8" draw:text-style-name="P5" draw:layer="layout" svg:width="0.221cm" svg:height="0.209cm" svg:x="12.865cm" svg:y="3.694cm" svg:viewBox="0 0 222 210" svg:d="M119 6c-1-4-3-6-9-6-5 0-6 2-8 6-22 58-45 115-67 173-4 7-9 20-35 20 0 4 0 7 0 11 10-1 20-1 30-1 12 0 34 1 36 1 0-4 0-7 0-11-13 0-22-6-22-14 0-3 0-3 2-5 4-13 9-25 14-37 28 0 56 0 84 0 6 14 11 28 17 43 1 1 1 3 1 5 0 8-16 8-24 8 0 4 0 7 0 11 16 0 34-1 44-1 15 0 36 1 40 1 0-4 0-7 0-11-2 0-4 0-6 0-20 0-22-2-25-11-24-61-48-121-72-182zM102 37c12 32 25 63 37 95-25 0-50 0-75 0 12-32 25-63 38-95z">
              <text:p/>
            </draw:path>
            <draw:path draw:style-name="gr8" draw:text-style-name="P5" draw:layer="layout" svg:width="0.28cm" svg:height="0.097cm" svg:x="13.262cm" svg:y="3.687cm" svg:viewBox="0 0 281 98" svg:d="M266 17c6 0 15 0 15-9 0-8-9-8-15-8-84 0-168 0-252 0-6 0-14 0-14 8 0 9 8 9 14 9 84 0 168 0 252 0zM266 98c6 0 15 0 15-8 0-9-9-9-15-9-84 0-168 0-252 0-6 0-14 0-14 9 0 8 8 8 14 8 84 0 168 0 252 0z">
              <text:p/>
            </draw:path>
            <draw:path draw:style-name="gr8" draw:text-style-name="P5" draw:layer="layout" svg:width="0.29cm" svg:height="0.296cm" svg:x="13.762cm" svg:y="3.269cm" svg:viewBox="0 0 291 297" svg:d="M239 44c4-18 12-30 45-31 3 0 7 0 7-8-1-2 0-5-4-5-15 0-29 1-44 1-14 0-29-1-44-1-2 0-7 0-7 8 0 5 5 5 7 5 24 0 29 10 29 18 0 1 0 9-1 10-13 50-25 100-37 150-15 56-64 93-106 93-29 0-52-19-52-55 0-1 0-14 5-32 14-55 27-110 41-165 4-15 5-19 36-19 11 0 14 0 14-8 0-5-4-5-6-5-12 0-42 1-54 1s-42-1-55-1c-2 0-7 0-7 8 0 5 4 5 12 5 5 1 8 0 16 1 7 0 10 2 10 6 0 3-3 21-7 30-3 13-5 25-8 37-4 17-24 96-27 105-2 12-2 18-2 24 0 51 38 81 83 81 53 0 105-48 119-103 12-50 24-100 37-150z">
              <text:p/>
            </draw:path>
            <draw:path draw:style-name="gr8" draw:text-style-name="P5" draw:layer="layout" svg:width="0.221cm" svg:height="0.21cm" svg:x="14.038cm" svg:y="3.409cm" svg:viewBox="0 0 222 211" svg:d="M44 175c-10 16-20 24-37 25-3 0-7 0-7 6 0 4 2 5 5 5 7 0 17-1 25-1 10 0 22 1 30 1 1 0 6 0 6-7 0-4-4-4-5-4-2-1-13-1-13-9 0-4 2-9 5-11 7-13 15-25 23-37 28 0 56 0 85 0 2 16 5 32 7 49-1 3-4 8-20 8-4 0-9 0-9 6 0 1 1 5 5 5 8 0 30-1 38-1 5 0 12 0 17 0 6 0 12 1 17 1s6-2 6-7c0-4-4-4-8-4-17 0-17-2-18-9-9-61-18-122-27-183 0-6-2-8-7-8s-7 2-10 7c-36 56-72 112-108 168zM83 133c21-32 41-65 62-97 5 32 9 65 13 97-25 0-50 0-75 0z">
              <text:p/>
            </draw:path>
            <draw:path draw:style-name="gr8" draw:text-style-name="P5" draw:layer="layout" svg:width="0.562cm" svg:height="0.016cm" svg:x="13.733cm" svg:y="3.728cm" svg:viewBox="0 0 563 17" svg:d="M0 0c188 0 375 0 563 0 0 6 0 11 0 17-188 0-375 0-563 0 0-6 0-11 0-17z">
              <text:p/>
            </draw:path>
            <draw:path draw:style-name="gr8" draw:text-style-name="P5" draw:layer="layout" svg:width="0.195cm" svg:height="0.287cm" svg:x="13.799cm" svg:y="3.842cm" svg:viewBox="0 0 196 288" svg:d="M143 34c5-16 6-21 38-21 11 0 15 0 15-7 0-6-5-6-8-6-12 0-43 2-55 2-13 0-43-2-56-2-3 0-9 0-9 8 0 5 4 5 12 5 18 0 29 0 29 9 0 2 0 2 0 7-19 75-38 151-57 226-4 16-5 19-39 19-9 0-13 0-13 9 0 5 5 5 6 5 12 0 43-2 55-2 13 0 45 2 57 2 3 0 8 0 8-8 0-6-2-6-12-6-8 0-10 0-18 0-10-1-11-2-11-7 0-3 1-7 1-9 19-75 38-150 57-224z">
              <text:p/>
            </draw:path>
            <draw:path draw:style-name="gr8" draw:text-style-name="P5" draw:layer="layout" svg:width="0.222cm" svg:height="0.209cm" svg:x="13.987cm" svg:y="3.983cm" svg:viewBox="0 0 223 210" svg:d="M44 175c-10 16-19 23-37 24-2 0-7 0-7 6 0 4 4 5 5 5 7 0 17-1 25-1 10 0 22 1 30 1 2 0 6 0 6-6 0-5-4-5-5-5-2 0-13-1-13-8 0-4 4-9 5-12 8-12 16-24 24-36 28 0 56 0 84 0 2 16 5 32 7 49-1 2-4 7-20 7-4 0-8 0-8 7 0 1 0 4 4 4 10 0 30-1 38-1 6 0 12 0 18 0 5 1 11 1 17 1 4 0 6-3 6-6 0-5-4-5-8-5-18 0-18-2-19-10-9-60-17-120-26-181-1-7-1-8-7-8-5 0-7 2-11 6-36 56-72 113-108 169zM84 132c20-32 41-64 61-96 5 32 10 64 15 96-26 0-51 0-76 0z">
              <text:p/>
            </draw:path>
          </draw:g>
        </draw:g>
        <draw:g>
          <svg:title>TexMaths</svg:title>
          <svg:desc>12§latex§$I_{\mathrm{L}}$§svg§600§TRUE§</svg:desc>
          <draw:g>
            <draw:path draw:style-name="gr8" draw:text-style-name="P5" draw:layer="layout" svg:width="0.193cm" svg:height="0.285cm" svg:x="4.284cm" svg:y="1.464cm" svg:viewBox="0 0 194 286" svg:d="M142 32c4-14 5-19 39-19 9 0 13 0 13-8 0-5-5-5-6-5-12 0-43 1-55 1-13 0-43-1-56-1-3 0-9 0-9 8 0 5 4 5 12 5 18 0 29 0 29 9 0 1 0 2-1 5-19 76-38 151-57 226-3 16-4 20-38 20-9 0-13 0-13 8 0 5 5 5 6 5 13 0 43-1 55-1 13 0 44 1 56 1 4 0 9 0 9-7 0-6-4-6-12-6-9 0-10 0-18 0-10-2-11-3-11-8 0-3 1-7 1-9 19-75 38-149 56-224z">
              <text:p/>
            </draw:path>
            <draw:path draw:style-name="gr8" draw:text-style-name="P5" draw:layer="layout" svg:width="0.174cm" svg:height="0.2cm" svg:x="4.47cm" svg:y="1.612cm" svg:viewBox="0 0 175 201" svg:d="M175 123c-4 0-8 0-11 0-3 29-7 67-62 67-10 0-20 0-30 0-13 0-15-2-15-12 0-51 0-102 0-153 0-11 0-14 29-14 3 0 6 0 10 0 0-4 0-7 0-11-6 1-43 1-52 1-11 0-29-1-44-1 0 4 0 7 0 11 2 0 5 0 7 0 23 0 23 3 23 13 0 51 0 102 0 153 0 10 0 13-23 13-2 0-5 0-7 0 0 4 0 7 0 11 55 0 110 0 165 0 3-26 6-52 10-78z">
              <text:p/>
            </draw:path>
          </draw:g>
        </draw:g>
        <draw:g>
          <svg:title>TexMaths</svg:title>
          <svg:desc>12§latex§$I_{\mathrm{L}}$§svg§600§TRUE§</svg:desc>
          <draw:g>
            <draw:path draw:style-name="gr8" draw:text-style-name="P5" draw:layer="layout" svg:width="0.193cm" svg:height="0.285cm" svg:x="7.985cm" svg:y="1.465cm" svg:viewBox="0 0 194 286" svg:d="M142 32c4-14 5-19 39-19 9 0 13 0 13-8 0-5-5-5-6-5-12 0-43 1-55 1-13 0-43-1-56-1-3 0-9 0-9 8 0 5 4 5 12 5 18 0 29 0 29 9 0 1 0 2-1 5-19 76-38 151-57 226-3 16-4 20-38 20-9 0-13 0-13 8 0 5 5 5 6 5 13 0 43-1 55-1 13 0 44 1 56 1 4 0 9 0 9-7 0-6-4-6-12-6-9 0-10 0-18 0-10-2-11-3-11-8 0-3 1-7 1-9 19-75 38-149 56-224z">
              <text:p/>
            </draw:path>
            <draw:path draw:style-name="gr8" draw:text-style-name="P5" draw:layer="layout" svg:width="0.174cm" svg:height="0.2cm" svg:x="8.171cm" svg:y="1.613cm" svg:viewBox="0 0 175 201" svg:d="M175 123c-4 0-8 0-11 0-3 29-7 67-62 67-10 0-20 0-30 0-13 0-15-2-15-12 0-51 0-102 0-153 0-11 0-14 29-14 3 0 6 0 10 0 0-4 0-7 0-11-6 1-43 1-52 1-11 0-29-1-44-1 0 4 0 7 0 11 2 0 5 0 7 0 23 0 23 3 23 13 0 51 0 102 0 153 0 10 0 13-23 13-2 0-5 0-7 0 0 4 0 7 0 11 55 0 110 0 165 0 3-26 6-52 10-78z">
              <text:p/>
            </draw:path>
          </draw:g>
        </draw:g>
        <draw:custom-shape draw:style-name="gr3" draw:text-style-name="P2" draw:layer="layout" svg:width="0.2cm" svg:height="0.2cm" svg:x="15.018cm" svg:y="1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3.6cm" svg:y="1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8.801cm" svg:y="1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1.802cm" svg:y="1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3.6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8.801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1.802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.5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7-31T10:39:35.232743059</dc:date>
    <meta:editing-duration>PT4H57M44S</meta:editing-duration>
    <meta:editing-cycles>51</meta:editing-cycles>
    <meta:generator>LibreOffice/7.3.7.2$Linux_X86_64 LibreOffice_project/30$Build-2</meta:generator>
    <meta:document-statistic meta:object-count="88"/>
  </office:meta>
</office:document-meta>
</file>